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4472c4" svg:stroke-opacity="100%" draw:stroke-linejoin="miter" svg:stroke-linecap="butt" draw:fill="none" fo:padding-top="0.134cm" fo:padding-bottom="0.134cm" fo:padding-left="0.259cm" fo:padding-right="0.259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829cm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119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967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109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904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225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none" svg:stroke-width="0.035cm" svg:stroke-color="#507e32" svg:stroke-opacity="100%" draw:stroke-linejoin="miter" svg:stroke-linecap="butt" draw:fill="solid" draw:fill-color="#70ad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8cm" svg:stroke-color="#000000" draw:marker-start-width="0.268cm" draw:marker-end-width="0.268cm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5cm" fo:padding-bottom="0.15cm" fo:padding-left="0.277cm" fo:padding-right="0.277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43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dash" draw:stroke-dash="Dashed_20__28_var_29_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0.847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18cm" svg:stroke-color="#4472c4" draw:marker-end="a500" svg:stroke-opacity="100%" draw:stroke-linejoin="miter" svg:stroke-linecap="butt" draw:fill="non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4472c4" draw:marker-end="a502" svg:stroke-opacity="100%" draw:stroke-linejoin="miter" svg:stroke-linecap="butt" draw:fill="none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4472c4" draw:marker-end="a504" svg:stroke-opacity="100%" draw:stroke-linejoin="miter" svg:stroke-linecap="butt" draw:fill="none" fo:padding-top="0.134cm" fo:padding-bottom="0.134cm" fo:padding-left="0.259cm" fo:padding-right="0.259cm"/>
    </style:style>
    <style:style style:name="gr17" style:family="graphic" style:parent-style-name="standard">
      <style:graphic-properties draw:stroke="solid" svg:stroke-width="0.018cm" svg:stroke-color="#4472c4" draw:marker-end="a506" svg:stroke-opacity="100%" draw:stroke-linejoin="miter" svg:stroke-linecap="butt" draw:fill="none" fo:padding-top="0.134cm" fo:padding-bottom="0.134cm" fo:padding-left="0.259cm" fo:padding-right="0.259cm"/>
    </style:style>
    <style:style style:name="gr18" style:family="graphic" style:parent-style-name="standard">
      <style:graphic-properties draw:stroke="solid" svg:stroke-width="0.018cm" svg:stroke-color="#4472c4" draw:marker-end="a508" svg:stroke-opacity="100%" draw:stroke-linejoin="miter" svg:stroke-linecap="butt" draw:fill="none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4472c4" draw:marker-end="a564" svg:stroke-opacity="100%" draw:stroke-linejoin="miter" svg:stroke-linecap="butt" draw:fill="none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4472c4" draw:marker-end="a566" svg:stroke-opacity="100%" draw:stroke-linejoin="miter" svg:stroke-linecap="butt" draw:fill="none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4472c4" draw:marker-end="a568" svg:stroke-opacity="100%" draw:stroke-linejoin="miter" svg:stroke-linecap="butt" draw:fill="none" fo:padding-top="0.134cm" fo:padding-bottom="0.134cm" fo:padding-left="0.259cm" fo:padding-right="0.259cm"/>
    </style:style>
    <style:style style:name="gr22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3" style:family="graphic" style:parent-style-name="standard">
      <style:graphic-properties draw:stroke="solid" svg:stroke-width="0.08cm" svg:stroke-color="#000000" draw:marker-start-width="0.267cm" draw:marker-end-width="0.267cm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49cm" fo:padding-bottom="0.149cm" fo:padding-left="0.276cm" fo:padding-right="0.276cm" fo:wrap-option="wrap"/>
    </style:style>
    <style:style style:name="gr24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18cm" svg:stroke-color="#4472c4" draw:marker-end="a536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4472c4" draw:marker-end="a538" svg:stroke-opacity="100%" draw:stroke-linejoin="miter" svg:stroke-linecap="butt" draw:fill="none" fo:padding-top="0.134cm" fo:padding-bottom="0.134cm" fo:padding-left="0.259cm" fo:padding-right="0.259cm"/>
    </style:style>
    <style:style style:name="gr27" style:family="graphic" style:parent-style-name="standard">
      <style:graphic-properties draw:stroke="solid" svg:stroke-width="0.018cm" svg:stroke-color="#4472c4" draw:marker-end="a540" svg:stroke-opacity="100%" draw:stroke-linejoin="miter" svg:stroke-linecap="butt" draw:fill="none" fo:padding-top="0.134cm" fo:padding-bottom="0.134cm" fo:padding-left="0.259cm" fo:padding-right="0.259cm"/>
    </style:style>
    <style:style style:name="gr28" style:family="graphic" style:parent-style-name="standard">
      <style:graphic-properties draw:stroke="solid" svg:stroke-width="0.018cm" svg:stroke-color="#4472c4" draw:marker-end="a548" svg:stroke-opacity="100%" draw:stroke-linejoin="miter" svg:stroke-linecap="butt" draw:fill="none" fo:padding-top="0.134cm" fo:padding-bottom="0.134cm" fo:padding-left="0.259cm" fo:padding-right="0.259cm"/>
    </style:style>
    <style:style style:name="gr29" style:family="graphic" style:parent-style-name="standard">
      <style:graphic-properties draw:stroke="solid" draw:stroke-dash="Dashed_20__28_var_29_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false" fo:min-height="1.27cm" fo:padding-top="0.127cm" fo:padding-bottom="0.127cm" fo:padding-left="0.254cm" fo:padding-right="0.254cm" fo:wrap-option="wrap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false" fo:min-height="1.016cm" fo:padding-top="0.127cm" fo:padding-bottom="0.127cm" fo:padding-left="0.254cm" fo:padding-right="0.254cm" fo:wrap-option="wrap"/>
    </style:style>
    <style:style style:name="gr32" style:family="graphic">
      <style:graphic-properties style:protect="size"/>
    </style:style>
    <style:style style:name="pr1" style:family="presentation" style:parent-style-name="Master1-Layout1-title-Title-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connector draw:name="Straight Connector 4" draw:style-name="gr1" draw:layer="layout" draw:type="line" svg:x1="3.741cm" svg:y1="3.487cm" svg:x2="6.673cm" svg:y2="2.471cm" svg:d="M3741 3487l2932-1016">
          <text:p/>
        </draw:connector>
        <draw:connector draw:name="Straight Connector 5" draw:style-name="gr1" draw:layer="layout" draw:type="line" svg:x1="3.748cm" svg:y1="3.487cm" svg:x2="6.819cm" svg:y2="4.477cm" svg:d="M3748 3487l3071 990">
          <text:p/>
        </draw:connector>
        <draw:frame draw:name="TextBox 7" draw:style-name="gr2" draw:text-style-name="P2" draw:layer="layout" svg:width="1.337cm" svg:height="1.026cm" svg:x="4.918cm" svg:y="1.819cm">
          <draw:text-box>
            <text:p text:style-name="P1"><text:span text:style-name="T1">old</text:span></text:p>
          </draw:text-box>
        </draw:frame>
        <draw:frame draw:name="TextBox 8" draw:style-name="gr3" draw:text-style-name="P2" draw:layer="layout" svg:width="1.627cm" svg:height="1.026cm" svg:x="4.599cm" svg:y="3.99cm">
          <draw:text-box>
            <text:p text:style-name="P1"><text:span text:style-name="T1">new</text:span></text:p>
          </draw:text-box>
        </draw:frame>
        <draw:connector draw:name="Straight Connector 9" draw:style-name="gr1" draw:layer="layout" draw:type="line" svg:x1="6.666cm" svg:y1="2.48cm" svg:x2="9.598cm" svg:y2="1.464cm" svg:d="M6666 2480l2932-1016">
          <text:p/>
        </draw:connector>
        <draw:connector draw:name="Straight Connector 10" draw:style-name="gr1" draw:layer="layout" draw:type="line" svg:x1="6.673cm" svg:y1="2.48cm" svg:x2="9.598cm" svg:y2="3.211cm" svg:d="M6673 2480l2925 731">
          <text:p/>
        </draw:connector>
        <draw:frame draw:name="TextBox 11" draw:style-name="gr4" draw:text-style-name="P2" draw:layer="layout" svg:width="1.475cm" svg:height="1.026cm" svg:x="7.843cm" svg:y="0.812cm">
          <draw:text-box>
            <text:p text:style-name="P1"><text:span text:style-name="T1">&gt;RF</text:span></text:p>
          </draw:text-box>
        </draw:frame>
        <draw:frame draw:name="TextBox 12" draw:style-name="gr4" draw:text-style-name="P2" draw:layer="layout" svg:width="1.475cm" svg:height="1.026cm" svg:x="7.964cm" svg:y="2.124cm">
          <draw:text-box>
            <text:p text:style-name="P1"><text:span text:style-name="T1">≤</text:span><text:span text:style-name="T1">RF</text:span></text:p>
          </draw:text-box>
        </draw:frame>
        <draw:connector draw:name="Straight Connector 13" draw:style-name="gr1" draw:layer="layout" draw:type="line" svg:x1="6.666cm" svg:y1="4.513cm" svg:x2="9.598cm" svg:y2="3.497cm" svg:d="M6666 4513l2932-1016">
          <text:p/>
        </draw:connector>
        <draw:connector draw:name="Straight Connector 14" draw:style-name="gr1" draw:layer="layout" draw:type="line" svg:x1="6.673cm" svg:y1="4.513cm" svg:x2="9.598cm" svg:y2="5.244cm" svg:d="M6673 4513l2925 731">
          <text:p/>
        </draw:connector>
        <draw:frame draw:name="TextBox 15" draw:style-name="gr5" draw:text-style-name="P2" draw:layer="layout" svg:width="1.617cm" svg:height="1.026cm" svg:x="7.981cm" svg:y="3.679cm">
          <draw:text-box>
            <text:p text:style-name="P1"><text:span text:style-name="T1">&gt;4%</text:span></text:p>
          </draw:text-box>
        </draw:frame>
        <draw:frame draw:name="TextBox 16" draw:style-name="gr5" draw:text-style-name="P2" draw:layer="layout" svg:width="1.617cm" svg:height="1.026cm" svg:x="7.698cm" svg:y="4.878cm">
          <draw:text-box>
            <text:p text:style-name="P1"><text:span text:style-name="T1">≤</text:span><text:span text:style-name="T1">4%</text:span></text:p>
          </draw:text-box>
        </draw:frame>
        <draw:frame draw:name="TextBox 19" draw:style-name="gr6" draw:text-style-name="P2" draw:layer="layout" svg:width="1.412cm" svg:height="1.026cm" svg:x="9.827cm" svg:y="0.812cm">
          <draw:text-box>
            <text:p text:style-name="P1"><text:span text:style-name="T1">ICD</text:span></text:p>
          </draw:text-box>
        </draw:frame>
        <draw:frame draw:name="TextBox 21" draw:style-name="gr7" draw:text-style-name="P2" draw:layer="layout" svg:width="1.733cm" svg:height="1.026cm" svg:x="9.507cm" svg:y="2.476cm">
          <draw:text-box>
            <text:p text:style-name="P1"><text:span text:style-name="T1">~ICD</text:span></text:p>
          </draw:text-box>
        </draw:frame>
        <draw:frame draw:name="TextBox 23" draw:style-name="gr6" draw:text-style-name="P2" draw:layer="layout" svg:width="1.412cm" svg:height="1.026cm" svg:x="9.755cm" svg:y="3.114cm">
          <draw:text-box>
            <text:p text:style-name="P1"><text:span text:style-name="T1">ICD</text:span></text:p>
          </draw:text-box>
        </draw:frame>
        <draw:frame draw:name="TextBox 25" draw:style-name="gr7" draw:text-style-name="P2" draw:layer="layout" svg:width="1.733cm" svg:height="1.026cm" svg:x="9.507cm" svg:y="4.817cm">
          <draw:text-box>
            <text:p text:style-name="P1"><text:span text:style-name="T1">~ICD</text:span></text:p>
          </draw:text-box>
        </draw:frame>
        <draw:custom-shape draw:name="Rectangle 26" draw:style-name="gr8" draw:text-style-name="P2" draw:layer="layout" svg:width="0.376cm" svg:height="0.469cm" svg:x="3.51cm" svg:y="3.211cm">
          <text:p/>
          <draw:enhanced-geometry svg:viewBox="0 0 21600 21600" draw:type="non-primitive" draw:enhanced-path="M 0 0 L 21600 0 21600 21600 0 21600 Z N"/>
        </draw:custom-shape>
        <draw:custom-shape draw:name="Oval 27" draw:style-name="gr9" draw:text-style-name="P2" draw:layer="layout" svg:width="0.418cm" svg:height="0.391cm" svg:x="6.666cm" svg:y="2.26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29" draw:style-name="gr9" draw:text-style-name="P2" draw:layer="layout" svg:width="0.418cm" svg:height="0.391cm" svg:x="6.61cm" svg:y="4.24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Straight Connector 30" draw:style-name="gr1" draw:layer="layout" draw:type="line" svg:x1="15.128cm" svg:y1="3.548cm" svg:x2="18.061cm" svg:y2="2.532cm" svg:d="M15128 3548l2933-1016">
          <text:p/>
        </draw:connector>
        <draw:connector draw:name="Straight Connector 31" draw:style-name="gr1" draw:layer="layout" draw:type="line" svg:x1="15.136cm" svg:y1="3.548cm" svg:x2="18.206cm" svg:y2="4.539cm" svg:d="M15136 3548l3070 991">
          <text:p/>
        </draw:connector>
        <draw:frame draw:name="TextBox 32" draw:style-name="gr5" draw:text-style-name="P2" draw:layer="layout" svg:width="1.617cm" svg:height="1.026cm" svg:x="16.306cm" svg:y="1.881cm">
          <draw:text-box>
            <text:p text:style-name="P1"><text:span text:style-name="T1">&gt;4%</text:span></text:p>
          </draw:text-box>
        </draw:frame>
        <draw:frame draw:name="TextBox 33" draw:style-name="gr5" draw:text-style-name="P2" draw:layer="layout" svg:width="1.617cm" svg:height="1.026cm" svg:x="15.986cm" svg:y="4.051cm">
          <draw:text-box>
            <text:p text:style-name="P1"><text:span text:style-name="T1">≤</text:span><text:span text:style-name="T1">4%</text:span></text:p>
          </draw:text-box>
        </draw:frame>
        <draw:connector draw:name="Straight Connector 34" draw:style-name="gr1" draw:layer="layout" draw:type="line" svg:x1="18.053cm" svg:y1="2.541cm" svg:x2="20.985cm" svg:y2="1.525cm" svg:d="M18053 2541l2932-1016">
          <text:p/>
        </draw:connector>
        <draw:connector draw:name="Straight Connector 35" draw:style-name="gr1" draw:layer="layout" draw:type="line" svg:x1="18.061cm" svg:y1="2.541cm" svg:x2="20.985cm" svg:y2="3.272cm" svg:d="M18061 2541l2924 731">
          <text:p/>
        </draw:connector>
        <draw:connector draw:name="Straight Connector 38" draw:style-name="gr1" draw:layer="layout" draw:type="line" svg:x1="18.053cm" svg:y1="4.574cm" svg:x2="20.985cm" svg:y2="3.558cm" svg:d="M18053 4574l2932-1016">
          <text:p/>
        </draw:connector>
        <draw:connector draw:name="Straight Connector 39" draw:style-name="gr1" draw:layer="layout" draw:type="line" svg:x1="18.061cm" svg:y1="4.574cm" svg:x2="20.985cm" svg:y2="5.305cm" svg:d="M18061 4574l2924 731">
          <text:p/>
        </draw:connector>
        <draw:frame draw:name="TextBox 42" draw:style-name="gr6" draw:text-style-name="P2" draw:layer="layout" svg:width="1.412cm" svg:height="1.026cm" svg:x="19.101cm" svg:y="0.99cm">
          <draw:text-box>
            <text:p text:style-name="P1"><text:span text:style-name="T1">ICD</text:span></text:p>
          </draw:text-box>
        </draw:frame>
        <draw:frame draw:name="TextBox 43" draw:style-name="gr7" draw:text-style-name="P2" draw:layer="layout" svg:width="1.733cm" svg:height="1.026cm" svg:x="19.252cm" svg:y="2.168cm">
          <draw:text-box>
            <text:p text:style-name="P1"><text:span text:style-name="T1">~ICD</text:span></text:p>
          </draw:text-box>
        </draw:frame>
        <draw:frame draw:name="TextBox 44" draw:style-name="gr6" draw:text-style-name="P2" draw:layer="layout" svg:width="1.412cm" svg:height="1.026cm" svg:x="19.465cm" svg:y="3.777cm">
          <draw:text-box>
            <text:p text:style-name="P1"><text:span text:style-name="T1">ICD</text:span></text:p>
          </draw:text-box>
        </draw:frame>
        <draw:frame draw:name="TextBox 45" draw:style-name="gr7" draw:text-style-name="P2" draw:layer="layout" svg:width="1.733cm" svg:height="1.026cm" svg:x="19.101cm" svg:y="5.062cm">
          <draw:text-box>
            <text:p text:style-name="P1"><text:span text:style-name="T1">~ICD</text:span></text:p>
          </draw:text-box>
        </draw:frame>
        <draw:custom-shape draw:name="Oval 47" draw:style-name="gr9" draw:text-style-name="P2" draw:layer="layout" svg:width="0.418cm" svg:height="0.391cm" svg:x="18.053cm" svg:y="2.3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8" draw:style-name="gr9" draw:text-style-name="P2" draw:layer="layout" svg:width="0.418cm" svg:height="0.391cm" svg:x="17.997cm" svg:y="4.30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0" draw:style-name="gr9" draw:text-style-name="P2" draw:layer="layout" svg:width="0.327cm" svg:height="0.391cm" svg:x="14.801cm" svg:y="3.4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1" draw:style-name="gr10" draw:text-style-name="P2" xml:id="id1" draw:id="id1" draw:layer="layout" svg:width="1.796cm" svg:height="1.316cm" svg:x="6.39cm" svg:y="13.4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52" draw:style-name="gr11" draw:text-style-name="P2" draw:layer="layout" svg:width="1.796cm" svg:height="0.684cm" svg:x="6.626cm" svg:y="13.8cm">
          <draw:text-box>
            <text:p text:style-name="P1"><text:span text:style-name="T2">HCM</text:span></text:p>
          </draw:text-box>
        </draw:frame>
        <draw:custom-shape draw:name="Oval 54" draw:style-name="gr12" draw:text-style-name="P2" xml:id="id2" draw:id="id2" draw:layer="layout" svg:width="1.796cm" svg:height="1.316cm" svg:x="9.24cm" svg:y="11.06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56" draw:style-name="gr13" draw:text-style-name="P4" xml:id="id4" draw:id="id4" draw:layer="layout" svg:width="1.796cm" svg:height="1.101cm" svg:x="9.24cm" svg:y="11.152cm">
          <draw:text-box>
            <text:p text:style-name="P3"><text:span text:style-name="T2">All-cause</text:span></text:p>
            <text:p text:style-name="P3"><text:span text:style-name="T2">death</text:span></text:p>
          </draw:text-box>
        </draw:frame>
        <draw:custom-shape draw:name="Oval 58" draw:style-name="gr12" draw:text-style-name="P2" xml:id="id3" draw:id="id3" draw:layer="layout" svg:width="1.796cm" svg:height="1.316cm" svg:x="9.24cm" svg:y="13.4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60" draw:style-name="gr11" draw:text-style-name="P4" draw:layer="layout" svg:width="1.796cm" svg:height="0.684cm" svg:x="9.642cm" svg:y="13.769cm">
          <draw:text-box>
            <text:p text:style-name="P3"><text:span text:style-name="T2">SCD</text:span></text:p>
          </draw:text-box>
        </draw:frame>
        <draw:connector draw:name="Straight Arrow Connector 62" draw:style-name="gr14" draw:layer="layout" draw:type="line" svg:x1="7.923cm" svg:y1="13.676cm" svg:x2="9.24cm" svg:y2="11.725cm" draw:start-shape="id1" draw:start-glue-point="7" draw:end-shape="id2" draw:end-glue-point="3" svg:d="M7923 13676l1317-1951">
          <text:p/>
        </draw:connector>
        <draw:connector draw:name="Straight Arrow Connector 64" draw:style-name="gr15" draw:layer="layout" draw:type="line" svg:x1="8.186cm" svg:y1="14.142cm" svg:x2="9.24cm" svg:y2="14.142cm" draw:start-shape="id1" draw:end-shape="id3" draw:end-glue-point="3" svg:d="M8186 14142h1054">
          <text:p/>
        </draw:connector>
        <draw:connector draw:name="Connector: Curved 66" draw:style-name="gr16" draw:layer="layout" draw:type="curve" svg:x1="7.288cm" svg:y1="13.484cm" svg:x2="6.39cm" svg:y2="14.142cm" draw:start-shape="id1" draw:start-glue-point="0" draw:end-shape="id1" draw:end-glue-point="3" svg:d="M7288 13484c0-810-719-675-1146-308s-562 966 248 966">
          <text:p/>
        </draw:connector>
        <draw:connector draw:name="Connector: Curved 67" draw:style-name="gr17" draw:layer="layout" draw:type="curve" svg:x1="10.138cm" svg:y1="13.484cm" svg:x2="11.036cm" svg:y2="14.142cm" draw:start-shape="id3" draw:start-glue-point="0" draw:end-shape="id3" draw:end-glue-point="1" svg:d="M10138 13484c0-777 708-648 1127-289s548 947-229 947">
          <text:p/>
        </draw:connector>
        <draw:connector draw:name="Connector: Curved 72" draw:style-name="gr18" draw:layer="layout" draw:type="curve" svg:x1="10.138cm" svg:y1="11.067cm" svg:x2="11.036cm" svg:y2="11.702cm" draw:start-shape="id2" draw:start-glue-point="0" draw:end-shape="id4" draw:end-glue-point="1" svg:d="M10138 11067c0-777 708-648 1127-295s548 930-229 930">
          <text:p/>
        </draw:connector>
        <draw:custom-shape draw:name="Oval 88" draw:style-name="gr10" draw:text-style-name="P2" xml:id="id5" draw:id="id5" draw:layer="layout" svg:width="1.796cm" svg:height="1.316cm" svg:x="18.172cm" svg:y="10.6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89" draw:style-name="gr11" draw:text-style-name="P2" draw:layer="layout" svg:width="1.264cm" svg:height="0.684cm" svg:x="18.438cm" svg:y="11cm">
          <draw:text-box>
            <text:p text:style-name="P1"><text:span text:style-name="T2">HCM</text:span></text:p>
          </draw:text-box>
        </draw:frame>
        <draw:custom-shape draw:name="Oval 92" draw:style-name="gr12" draw:text-style-name="P2" xml:id="id7" draw:id="id7" draw:layer="layout" svg:width="1.796cm" svg:height="1.316cm" svg:x="21.64cm" svg:y="10.6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93" draw:style-name="gr11" draw:text-style-name="P2" xml:id="id6" draw:id="id6" draw:layer="layout" svg:width="1.796cm" svg:height="0.684cm" svg:x="21.64cm" svg:y="11cm">
          <draw:text-box>
            <text:p text:style-name="P1"><text:span text:style-name="T2">All-cause</text:span></text:p>
          </draw:text-box>
        </draw:frame>
        <draw:connector draw:name="Straight Arrow Connector 95" draw:style-name="gr19" draw:layer="layout" draw:type="line" svg:x1="19.968cm" svg:y1="11.342cm" svg:x2="21.64cm" svg:y2="11.342cm" draw:start-shape="id5" draw:start-glue-point="1" draw:end-shape="id6" draw:end-glue-point="3" svg:d="M19968 11342h1672">
          <text:p/>
        </draw:connector>
        <draw:connector draw:name="Connector: Curved 96" draw:style-name="gr20" draw:layer="layout" draw:type="curve" svg:x1="19.07cm" svg:y1="10.684cm" svg:x2="18.172cm" svg:y2="11.342cm" draw:start-shape="id5" draw:start-glue-point="0" draw:end-shape="id5" draw:end-glue-point="3" svg:d="M19070 10684c0-810-719-675-1146-308s-562 966 248 966">
          <text:p/>
        </draw:connector>
        <draw:connector draw:name="Connector: Curved 97" draw:style-name="gr21" draw:layer="layout" draw:type="curve" svg:x1="22.538cm" svg:y1="10.684cm" svg:x2="23.436cm" svg:y2="11.342cm" draw:start-shape="id7" draw:start-glue-point="0" draw:end-shape="id6" draw:end-glue-point="1" svg:d="M22538 10684c0-777 708-648 1127-289s548 947-229 947">
          <text:p/>
        </draw:connector>
        <draw:custom-shape draw:name="Isosceles Triangle 106" draw:style-name="gr22" draw:text-style-name="P2" draw:layer="layout" svg:width="0.263cm" svg:height="0.286cm" svg:x="20.877cm" svg:y="1.374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08" draw:style-name="gr22" draw:text-style-name="P2" draw:layer="layout" svg:width="0.263cm" svg:height="0.286cm" svg:x="20.985cm" svg:y="3.06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0" draw:style-name="gr22" draw:text-style-name="P2" draw:layer="layout" svg:width="0.263cm" svg:height="0.286cm" svg:x="20.978cm" svg:y="3.415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2" draw:style-name="gr22" draw:text-style-name="P2" draw:layer="layout" svg:width="0.263cm" svg:height="0.286cm" svg:x="20.968cm" svg:y="5.16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4" draw:style-name="gr22" draw:text-style-name="P2" draw:layer="layout" svg:width="0.263cm" svg:height="0.286cm" svg:x="9.504cm" svg:y="5.0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6" draw:style-name="gr22" draw:text-style-name="P2" draw:layer="layout" svg:width="0.263cm" svg:height="0.286cm" svg:x="9.544cm" svg:y="3.3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8" draw:style-name="gr22" draw:text-style-name="P2" draw:layer="layout" svg:width="0.263cm" svg:height="0.286cm" svg:x="9.544cm" svg:y="3.024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20" draw:style-name="gr22" draw:text-style-name="P2" draw:layer="layout" svg:width="0.263cm" svg:height="0.286cm" svg:x="9.517cm" svg:y="1.246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Oval 74" draw:style-name="gr23" draw:text-style-name="P2" xml:id="id10" draw:id="id10" draw:layer="layout" svg:width="1.796cm" svg:height="1.316cm" svg:x="6.389cm" svg:y="8.6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5" draw:style-name="gr11" draw:text-style-name="P2" xml:id="id8" draw:id="id8" draw:layer="layout" svg:width="1.796cm" svg:height="0.684cm" svg:x="6.388cm" svg:y="9cm">
          <draw:text-box>
            <text:p text:style-name="P1"><text:span text:style-name="T2">HCM ICD</text:span></text:p>
          </draw:text-box>
        </draw:frame>
        <draw:custom-shape draw:name="Oval 76" draw:style-name="gr24" draw:text-style-name="P2" xml:id="id9" draw:id="id9" draw:layer="layout" svg:width="1.796cm" svg:height="1.316cm" svg:x="9.278cm" svg:y="8.65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7" draw:style-name="gr11" draw:text-style-name="P2" draw:layer="layout" svg:width="1.796cm" svg:height="0.684cm" svg:x="9.544cm" svg:y="8.969cm">
          <draw:text-box>
            <text:p text:style-name="P1"><text:span text:style-name="T2">shock</text:span></text:p>
          </draw:text-box>
        </draw:frame>
        <draw:connector draw:name="Straight Arrow Connector 80" draw:style-name="gr25" draw:layer="layout" draw:type="line" svg:x1="8.184cm" svg:y1="9.342cm" svg:x2="9.278cm" svg:y2="9.311cm" draw:start-shape="id8" draw:start-glue-point="1" draw:end-shape="id9" draw:end-glue-point="3" svg:d="M8184 9342l1094-31">
          <text:p/>
        </draw:connector>
        <draw:connector draw:name="Straight Arrow Connector 81" draw:style-name="gr26" draw:layer="layout" draw:type="line" svg:x1="7.922cm" svg:y1="9.808cm" svg:x2="9.278cm" svg:y2="11.728cm" draw:start-shape="id10" draw:start-glue-point="6" svg:d="M7922 9808l1356 1920">
          <text:p/>
        </draw:connector>
        <draw:connector draw:name="Connector: Curved 82" draw:style-name="gr27" draw:layer="layout" draw:type="curve" svg:x1="7.287cm" svg:y1="8.684cm" svg:x2="6.389cm" svg:y2="9.342cm" draw:start-shape="id10" draw:start-glue-point="0" draw:end-shape="id10" draw:end-glue-point="3" svg:d="M7287 8684c0-810-719-675-1146-308s-562 966 248 966">
          <text:p/>
        </draw:connector>
        <draw:connector draw:name="Straight Arrow Connector 87" draw:style-name="gr28" draw:layer="layout" draw:type="line" svg:x1="9.541cm" svg:y1="9.777cm" svg:x2="7.922cm" svg:y2="9.808cm" draw:start-shape="id9" draw:start-glue-point="5" draw:end-shape="id10" draw:end-glue-point="6" svg:d="M9541 9777l-1619 31">
          <text:p/>
        </draw:connector>
        <draw:connector draw:name="Straight Arrow Connector 80" draw:style-name="gr25" draw:layer="layout" draw:type="line" svg:x1="11.074cm" svg:y1="9.311cm" svg:x2="12.4cm" svg:y2="9.342cm" draw:start-shape="id9" draw:start-glue-point="1" draw:end-shape="id11" draw:end-glue-point="3" svg:d="M11074 9311l1326 31">
          <text:p/>
        </draw:connector>
        <draw:custom-shape draw:name="Oval 76" draw:style-name="gr29" draw:text-style-name="P2" xml:id="id11" draw:id="id11" draw:layer="layout" svg:width="1.796cm" svg:height="1.316cm" svg:x="12.4cm" svg:y="8.6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7" draw:style-name="gr13" draw:text-style-name="P5" draw:layer="layout" svg:width="1.796cm" svg:height="1.101cm" svg:x="12.6cm" svg:y="8.737cm">
          <draw:text-box>
            <text:p text:style-name="P3"><text:span text:style-name="T2">post-shock</text:span></text:p>
          </draw:text-box>
        </draw:frame>
        <draw:connector draw:name="Connector: Curved 72" draw:style-name="gr18" draw:layer="layout" draw:type="curve" svg:x1="13.338cm" svg:y1="8.702cm" svg:x2="14.236cm" svg:y2="9.337cm" svg:d="M13338 8702c0-777 708-648 1127-295s548 930-229 930">
          <text:p/>
        </draw:connector>
        <draw:connector draw:name="Straight Arrow Connector 80" draw:style-name="gr25" draw:layer="layout" draw:type="line" svg:x1="13.298cm" svg:y1="10cm" svg:x2="11.036cm" svg:y2="11.702cm" draw:start-shape="id11" draw:start-glue-point="2" draw:end-shape="id4" draw:end-glue-point="1" svg:d="M13298 10000l-2262 1702">
          <text:p/>
        </draw:connector>
        <draw:custom-shape draw:name="Oval 51" draw:style-name="gr10" draw:text-style-name="P2" xml:id="id12" draw:id="id12" draw:layer="layout" svg:width="1.796cm" svg:height="1.316cm" svg:x="24.79cm" svg:y="7.8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52" draw:style-name="gr11" draw:text-style-name="P2" draw:layer="layout" svg:width="1.796cm" svg:height="0.684cm" svg:x="25.026cm" svg:y="8.2cm">
          <draw:text-box>
            <text:p text:style-name="P1"><text:span text:style-name="T2">3. HCM</text:span></text:p>
          </draw:text-box>
        </draw:frame>
        <draw:custom-shape draw:name="Oval 54" draw:style-name="gr12" draw:text-style-name="P2" xml:id="id13" draw:id="id13" draw:layer="layout" svg:width="1.796cm" svg:height="1.316cm" svg:x="27.64cm" svg:y="5.46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56" draw:style-name="gr30" draw:text-style-name="P5" draw:layer="layout" svg:width="2.16cm" svg:height="1.524cm" svg:x="27.44cm" svg:y="5.676cm">
          <draw:text-box>
            <text:p text:style-name="P3"><text:span text:style-name="T2">5. All-cause</text:span></text:p>
            <text:p text:style-name="P3"><text:span text:style-name="T2">death</text:span></text:p>
          </draw:text-box>
        </draw:frame>
        <draw:custom-shape draw:name="Oval 58" draw:style-name="gr12" draw:text-style-name="P2" xml:id="id14" draw:id="id14" draw:layer="layout" svg:width="1.796cm" svg:height="1.316cm" svg:x="27.64cm" svg:y="7.8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60" draw:style-name="gr11" draw:text-style-name="P4" draw:layer="layout" svg:width="1.796cm" svg:height="0.684cm" svg:x="27.8cm" svg:y="8.169cm">
          <draw:text-box>
            <text:p text:style-name="P3"><text:span text:style-name="T2">4. SCD</text:span></text:p>
          </draw:text-box>
        </draw:frame>
        <draw:connector draw:name="Straight Arrow Connector 62" draw:style-name="gr14" draw:layer="layout" draw:type="line" svg:x1="26.323cm" svg:y1="8.076cm" svg:x2="27.64cm" svg:y2="6.125cm" draw:start-shape="id12" draw:start-glue-point="7" draw:end-shape="id13" draw:end-glue-point="3" svg:d="M26323 8076l1317-1951">
          <text:p/>
        </draw:connector>
        <draw:connector draw:name="Straight Arrow Connector 64" draw:style-name="gr15" draw:layer="layout" draw:type="line" svg:x1="26.586cm" svg:y1="8.542cm" svg:x2="27.64cm" svg:y2="8.542cm" draw:start-shape="id12" draw:end-shape="id14" draw:end-glue-point="3" svg:d="M26586 8542h1054">
          <text:p/>
        </draw:connector>
        <draw:connector draw:name="Connector: Curved 66" draw:style-name="gr16" draw:layer="layout" draw:type="curve" svg:x1="25.688cm" svg:y1="7.884cm" svg:x2="24.79cm" svg:y2="8.542cm" draw:start-shape="id12" draw:start-glue-point="0" draw:end-shape="id12" draw:end-glue-point="3" svg:d="M25688 7884c0-810-719-675-1146-308s-562 966 248 966">
          <text:p/>
        </draw:connector>
        <draw:connector draw:name="Connector: Curved 67" draw:style-name="gr17" draw:layer="layout" draw:type="curve" svg:x1="28.538cm" svg:y1="7.884cm" svg:x2="29.436cm" svg:y2="8.542cm" draw:start-shape="id14" draw:start-glue-point="0" draw:end-shape="id14" draw:end-glue-point="1" svg:d="M28538 7884c0-777 708-648 1127-289s548 947-229 947">
          <text:p/>
        </draw:connector>
        <draw:connector draw:name="Connector: Curved 72" draw:style-name="gr18" draw:layer="layout" draw:type="curve" svg:x1="28.538cm" svg:y1="5.467cm" svg:x2="29.436cm" svg:y2="6.125cm" draw:start-shape="id13" draw:start-glue-point="0" draw:end-shape="id13" draw:end-glue-point="1" svg:d="M28538 5467c0-777 708-648 1127-289s548 947-229 947">
          <text:p/>
        </draw:connector>
        <draw:custom-shape draw:name="Oval 74" draw:style-name="gr23" draw:text-style-name="P2" xml:id="id17" draw:id="id17" draw:layer="layout" svg:width="1.796cm" svg:height="1.316cm" svg:x="24.789cm" svg:y="3.08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5" draw:style-name="gr11" draw:text-style-name="P2" xml:id="id15" draw:id="id15" draw:layer="layout" svg:width="1.796cm" svg:height="1.101cm" svg:x="24.789cm" svg:y="3.099cm">
          <draw:text-box>
            <text:p text:style-name="P1"><text:span text:style-name="T2">1.</text:span></text:p>
            <text:p text:style-name="P1"><text:span text:style-name="T2">HCM ICD</text:span></text:p>
          </draw:text-box>
        </draw:frame>
        <draw:custom-shape draw:name="Oval 76" draw:style-name="gr24" draw:text-style-name="P2" xml:id="id16" draw:id="id16" draw:layer="layout" svg:width="1.796cm" svg:height="1.316cm" svg:x="27.678cm" svg:y="3.05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7" draw:style-name="gr31" draw:text-style-name="P6" draw:layer="layout" svg:width="1.796cm" svg:height="1.27cm" svg:x="27.804cm" svg:y="3.4cm">
          <draw:text-box>
            <text:p text:style-name="P1"><text:span text:style-name="T2">2. Shock</text:span></text:p>
          </draw:text-box>
        </draw:frame>
        <draw:connector draw:name="Straight Arrow Connector 80" draw:style-name="gr25" draw:layer="layout" draw:type="line" svg:x1="26.585cm" svg:y1="3.649cm" svg:x2="27.678cm" svg:y2="3.711cm" draw:start-shape="id15" draw:start-glue-point="1" draw:end-shape="id16" draw:end-glue-point="3" svg:d="M26585 3649l1093 62">
          <text:p/>
        </draw:connector>
        <draw:connector draw:name="Straight Arrow Connector 81" draw:style-name="gr26" draw:layer="layout" draw:type="line" svg:x1="26.322cm" svg:y1="4.208cm" svg:x2="27.678cm" svg:y2="6.128cm" draw:start-shape="id17" draw:start-glue-point="6" svg:d="M26322 4208l1356 1920">
          <text:p/>
        </draw:connector>
        <draw:connector draw:name="Connector: Curved 82" draw:style-name="gr27" draw:layer="layout" draw:type="curve" svg:x1="25.687cm" svg:y1="3.084cm" svg:x2="24.789cm" svg:y2="3.742cm" draw:start-shape="id17" draw:start-glue-point="0" draw:end-shape="id17" draw:end-glue-point="3" svg:d="M25687 3084c0-810-720-675-1147-308s-562 966 249 966">
          <text:p/>
        </draw:connector>
        <presentation:notes draw:style-name="dp2">
          <draw:page-thumbnail draw:style-name="gr3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500" svg:viewBox="0 0 20 30" svg:d="M10 0l-10 30h20z"/>
    <draw:marker draw:name="a502" svg:viewBox="0 0 20 30" svg:d="M10 0l-10 30h20z"/>
    <draw:marker draw:name="a504" svg:viewBox="0 0 20 30" svg:d="M10 0l-10 30h20z"/>
    <draw:marker draw:name="a506" svg:viewBox="0 0 20 30" svg:d="M10 0l-10 30h20z"/>
    <draw:marker draw:name="a508" svg:viewBox="0 0 20 30" svg:d="M10 0l-10 30h20z"/>
    <draw:marker draw:name="a536" svg:viewBox="0 0 20 30" svg:d="M10 0l-10 30h20z"/>
    <draw:marker draw:name="a538" svg:viewBox="0 0 20 30" svg:d="M10 0l-10 30h20z"/>
    <draw:marker draw:name="a540" svg:viewBox="0 0 20 30" svg:d="M10 0l-10 30h20z"/>
    <draw:marker draw:name="a548" svg:viewBox="0 0 20 30" svg:d="M10 0l-10 30h20z"/>
    <draw:marker draw:name="a564" svg:viewBox="0 0 20 30" svg:d="M10 0l-10 30h20z"/>
    <draw:marker draw:name="a566" svg:viewBox="0 0 20 30" svg:d="M10 0l-10 30h20z"/>
    <draw:marker draw:name="a568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color="#000000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4.848cm" svg:height="11.136cm" svg:x="3.075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8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4">Click to edit Master subtitle style</text:span></text:p>
        </draw:text-box>
      </draw:frame>
      <draw:frame draw:name="Date Placeholder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9.21cm" svg:height="12.087cm" svg:x="2.328cm" svg:y="5.071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8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4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4">
            <text:list-item>
              <text:p text:style-name="MP14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14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2">
            <text:list-item>
              <text:p text:style-name="MP5"><text:span text:style-name="MT12">Click to edit Master text styles</text:span><text:span text:style-name="MT1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1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1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5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5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1" text:date-value="2020-11-09">09/11/20</text:date></text:span></text:p>
        </draw:text-box>
      </draw:frame>
      <draw:frame draw:name="Footer Placeholder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owerPoint Presentation</dc:title>
    <meta:initial-creator>Nathan Green</meta:initial-creator>
    <dc:creator>Nathan Green</dc:creator>
    <meta:creation-date>2020-10-01T08:42:09Z</meta:creation-date>
    <dc:date>2020-11-09T16:08:53.75</dc:date>
    <meta:editing-cycles>16</meta:editing-cycles>
    <meta:editing-duration>PT40M3S</meta:editing-duration>
    <meta:document-statistic meta:object-count="239"/>
  </office:meta>
</office:document-meta>
</file>